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849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4.591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3.417cm"/>
    </style:style>
    <style:style style:name="co6" style:family="table-column">
      <style:table-column-properties fo:break-before="auto" style:column-width="4.6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70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X-Reserve Product Backlog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Prototype Release</text:p>
          </table:table-cell>
          <table:table-cell table:style-name="ce2" office:value-type="string">
            <text:p>Alpha Release</text:p>
          </table:table-cell>
          <table:table-cell table:style-name="ce2" office:value-type="string">
            <text:p>Beta Release</text:p>
          </table:table-cell>
          <table:table-cell table:style-name="ce2" office:value-type="string">
            <text:p>Release Candidate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 office:value-type="string">
            <text:p>Create rooms</text:p>
          </table:table-cell>
          <table:table-cell office:value-type="string">
            <text:p>Make a reservation</text:p>
          </table:table-cell>
          <table:table-cell office:value-type="string">
            <text:p>AJAX polish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Edit rooms</text:p>
          </table:table-cell>
          <table:table-cell office:value-type="string">
            <text:p>Cancel a reservation</text:p>
          </table:table-cell>
          <table:table-cell office:value-type="string">
            <text:p>View statistics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Delete Rooms</text:p>
          </table:table-cell>
          <table:table-cell office:value-type="string">
            <text:p>Edit a reservation</text:p>
          </table:table-cell>
          <table:table-cell office:value-type="string">
            <text:p>Check dirty rooms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View rooms</text:p>
          </table:table-cell>
          <table:table-cell office:value-type="string">
            <text:p>Room attributes</text:p>
          </table:table-cell>
          <table:table-cell office:value-type="string">
            <text:p>Mark clean rooms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Authentication Support</text:p>
          </table:table-cell>
          <table:table-cell office:value-type="string">
            <text:p>Add chargeable item</text:p>
          </table:table-cell>
          <table:table-cell office:value-type="string">
            <text:p>Remember Payment Details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Create Room type</text:p>
          </table:table-cell>
          <table:table-cell office:value-type="string">
            <text:p>Charge chargeable item</text:p>
          </table:table-cell>
          <table:table-cell office:value-type="string">
            <text:p>Billing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Edit room type</text:p>
          </table:table-cell>
          <table:table-cell office:value-type="string">
            <text:p>Check in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Delete room type</text:p>
          </table:table-cell>
          <table:table-cell office:value-type="string">
            <text:p>Check out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Basic theme</text:p>
          </table:table-cell>
          <table:table-cell office:value-type="string">
            <text:p>Search by room attributes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Room search (type &amp; occupancy)</text:p>
          </table:table-cell>
          <table:table-cell office:value-type="string">
            <text:p>Booking Interface</text:p>
          </table:table-cell>
          <table:table-cell table:number-columns-repeated="3"/>
        </table:table-row>
        <table:table-row table:style-name="ro2">
          <table:table-cell office:value-type="string">
            <text:p>Make a reservation</text:p>
          </table:table-cell>
          <table:table-cell/>
          <table:table-cell office:value-type="string">
            <text:p>Images</text:p>
          </table:table-cell>
          <table:table-cell table:number-columns-repeated="3"/>
        </table:table-row>
        <table:table-row table:style-name="ro2">
          <table:table-cell office:value-type="string">
            <text:p>Cancel a reservation</text:p>
          </table:table-cell>
          <table:table-cell table:number-columns-repeated="5"/>
        </table:table-row>
        <table:table-row table:style-name="ro2">
          <table:table-cell office:value-type="string">
            <text:p>Edit a reservation</text:p>
          </table:table-cell>
          <table:table-cell table:number-columns-repeated="5"/>
        </table:table-row>
        <table:table-row table:style-name="ro2">
          <table:table-cell office:value-type="string">
            <text:p>Room attributes</text:p>
          </table:table-cell>
          <table:table-cell table:number-columns-repeated="5"/>
        </table:table-row>
        <table:table-row table:style-name="ro2">
          <table:table-cell office:value-type="string">
            <text:p>Add chargeable item</text:p>
          </table:table-cell>
          <table:table-cell table:number-columns-repeated="5"/>
        </table:table-row>
        <table:table-row table:style-name="ro2">
          <table:table-cell office:value-type="string">
            <text:p>Charge chargeable item</text:p>
          </table:table-cell>
          <table:table-cell table:number-columns-repeated="5"/>
        </table:table-row>
        <table:table-row table:style-name="ro2">
          <table:table-cell office:value-type="string">
            <text:p>Check in</text:p>
          </table:table-cell>
          <table:table-cell table:number-columns-repeated="5"/>
        </table:table-row>
        <table:table-row table:style-name="ro2">
          <table:table-cell office:value-type="string">
            <text:p>Check out</text:p>
          </table:table-cell>
          <table:table-cell table:number-columns-repeated="5"/>
        </table:table-row>
        <table:table-row table:style-name="ro2">
          <table:table-cell office:value-type="string">
            <text:p>AJAX polish</text:p>
          </table:table-cell>
          <table:table-cell table:number-columns-repeated="5"/>
        </table:table-row>
        <table:table-row table:style-name="ro2">
          <table:table-cell office:value-type="string">
            <text:p>View statistics</text:p>
          </table:table-cell>
          <table:table-cell table:number-columns-repeated="5"/>
        </table:table-row>
        <table:table-row table:style-name="ro2">
          <table:table-cell office:value-type="string">
            <text:p>Check dirty rooms</text:p>
          </table:table-cell>
          <table:table-cell table:number-columns-repeated="5"/>
        </table:table-row>
        <table:table-row table:style-name="ro2">
          <table:table-cell office:value-type="string">
            <text:p>Mark clean rooms</text:p>
          </table:table-cell>
          <table:table-cell table:number-columns-repeated="5"/>
        </table:table-row>
        <table:table-row table:style-name="ro2">
          <table:table-cell office:value-type="string">
            <text:p>Booking interface</text:p>
          </table:table-cell>
          <table:table-cell table:number-columns-repeated="5"/>
        </table:table-row>
        <table:table-row table:style-name="ro2">
          <table:table-cell office:value-type="string">
            <text:p>Images</text:p>
          </table:table-cell>
          <table:table-cell table:number-columns-repeated="5"/>
        </table:table-row>
        <table:table-row table:style-name="ro2">
          <table:table-cell office:value-type="string">
            <text:p>Billing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fo:margin-left="1.499cm" fo:margin-right="1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3">03/11/2009</text:date>, <text:time>17:5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0T18:34:29</meta:creation-date>
    <dc:date>2009-11-03T17:51:48</dc:date>
    <meta:editing-duration>PT05H48M49S</meta:editing-duration>
    <meta:editing-cycles>6</meta:editing-cycles>
    <meta:generator>OpenOffice.org/3.0$Linux OpenOffice.org_project/300m15$Build-9379</meta:generator>
    <meta:print-date>2009-11-03T12:30:21</meta:print-date>
    <meta:document-statistic meta:table-count="3" meta:cell-count="58" meta:object-count="0"/>
    <meta:user-defined meta:name="Info 1"/>
    <meta:user-defined meta:name="Info 2"/>
    <meta:user-defined meta:name="Info 3"/>
    <meta:user-defined meta:name="Info 4"/>
  </office:meta>
</office:document-meta>
</file>